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RRANTES BURGA, SEGUNDO JU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232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R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2190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RRANTES BURGA, SEGUNDO JU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3232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21900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3232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5682957</text:p>
          </table:table-cell>
          <table:table-cell table:style-name="Tabla2.D3" office:value-type="string">
            <text:p text:style-name="P23">27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34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